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fo:font-weight="bold" officeooo:rsid="00207e5f" officeooo:paragraph-rsid="00207e5f" style:font-weight-asian="bold" style:font-weight-complex="bold"/>
    </style:style>
    <style:style style:name="P7" style:family="paragraph" style:parent-style-name="Standard">
      <style:text-properties fo:font-weight="bold" officeooo:rsid="002169fb" officeooo:paragraph-rsid="002169fb" style:font-weight-asian="bold" style:font-weight-complex="bold"/>
    </style:style>
    <style:style style:name="P8" style:family="paragraph" style:parent-style-name="Standard">
      <style:text-properties fo:font-weight="bold" officeooo:rsid="00228ec2" officeooo:paragraph-rsid="00228ec2" style:font-weight-asian="bold" style:font-weight-complex="bold"/>
    </style:style>
    <style:style style:name="P9" style:family="paragraph" style:parent-style-name="Standard">
      <style:text-properties officeooo:paragraph-rsid="00009dec"/>
    </style:style>
    <style:style style:name="P10" style:family="paragraph" style:parent-style-name="Standard">
      <style:text-properties officeooo:paragraph-rsid="0001d101"/>
    </style:style>
    <style:style style:name="P11" style:family="paragraph" style:parent-style-name="Standard">
      <style:text-properties officeooo:paragraph-rsid="0007ff1e"/>
    </style:style>
    <style:style style:name="P12" style:family="paragraph" style:parent-style-name="Standard">
      <style:text-properties officeooo:paragraph-rsid="0009b52b"/>
    </style:style>
    <style:style style:name="P13" style:family="paragraph" style:parent-style-name="Standard">
      <style:text-properties officeooo:paragraph-rsid="000abdb1"/>
    </style:style>
    <style:style style:name="P14" style:family="paragraph" style:parent-style-name="Standard">
      <style:text-properties officeooo:paragraph-rsid="000b257b"/>
    </style:style>
    <style:style style:name="P15" style:family="paragraph" style:parent-style-name="Standard">
      <style:text-properties officeooo:paragraph-rsid="000ce76d"/>
    </style:style>
    <style:style style:name="P16" style:family="paragraph" style:parent-style-name="Standard">
      <style:text-properties officeooo:paragraph-rsid="000ed5ca"/>
    </style:style>
    <style:style style:name="P17" style:family="paragraph" style:parent-style-name="Standard">
      <style:text-properties officeooo:paragraph-rsid="00127f1f"/>
    </style:style>
    <style:style style:name="P18" style:family="paragraph" style:parent-style-name="Standard">
      <style:text-properties officeooo:paragraph-rsid="001626dc"/>
    </style:style>
    <style:style style:name="P19" style:family="paragraph" style:parent-style-name="Standard">
      <style:text-properties fo:font-size="10pt" fo:font-weight="bold" officeooo:paragraph-rsid="00009de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officeooo:paragraph-rsid="00009dec" style:font-size-asian="10pt" style:font-size-complex="10pt"/>
    </style:style>
    <style:style style:name="P21" style:family="paragraph" style:parent-style-name="Standard">
      <style:text-properties officeooo:paragraph-rsid="001ed93e"/>
    </style:style>
    <style:style style:name="P22" style:family="paragraph" style:parent-style-name="Standard">
      <style:text-properties officeooo:paragraph-rsid="00228ec2"/>
    </style:style>
    <style:style style:name="P23" style:family="paragraph" style:parent-style-name="Standard">
      <style:text-properties officeooo:rsid="00228ec2" officeooo:paragraph-rsid="00228ec2"/>
    </style:style>
    <style:style style:name="P24" style:family="paragraph" style:parent-style-name="Text_20_body">
      <style:paragraph-properties fo:text-align="center" style:justify-single-word="false"/>
      <style:text-properties officeooo:paragraph-rsid="0010f3ce"/>
    </style:style>
    <style:style style:name="P25" style:family="paragraph" style:parent-style-name="Text_20_body">
      <style:paragraph-properties fo:text-align="center" style:justify-single-word="false"/>
      <style:text-properties fo:font-size="20pt" officeooo:paragraph-rsid="0010f3ce" style:font-size-asian="20pt" style:font-size-complex="20pt"/>
    </style:style>
    <style:style style:name="P26" style:family="paragraph" style:parent-style-name="Text_20_body">
      <style:paragraph-properties fo:text-align="start" style:justify-single-word="false"/>
      <style:text-properties officeooo:paragraph-rsid="0022901d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9b52b"/>
    </style:style>
    <style:style style:name="T4" style:family="text">
      <style:text-properties officeooo:rsid="000ed5ca"/>
    </style:style>
    <style:style style:name="T5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9352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a0cfe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c5622" style:font-size-asian="14pt" style:font-weight-asian="bold" style:font-size-complex="14pt" style:font-weight-complex="bold"/>
    </style:style>
    <style:style style:name="T9" style:family="text">
      <style:text-properties officeooo:rsid="00127f1f"/>
    </style:style>
    <style:style style:name="T10" style:family="text">
      <style:text-properties officeooo:rsid="001626dc"/>
    </style:style>
    <style:style style:name="T11" style:family="text">
      <style:text-properties fo:font-variant="normal" fo:text-transform="none" fo:color="#000000" loext:opacity="100%" style:font-name="Arial" fo:letter-spacing="normal" fo:font-style="normal"/>
    </style:style>
    <style:style style:name="T12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4" style:family="text">
      <style:text-properties officeooo:rsid="001e69a8"/>
    </style:style>
    <style:style style:name="T15" style:family="text">
      <style:text-properties officeooo:rsid="002169fb"/>
    </style:style>
    <style:style style:name="T16" style:family="text">
      <style:text-properties officeooo:rsid="00228ec2"/>
    </style:style>
    <style:style style:name="T17" style:family="text">
      <style:text-properties fo:font-weight="bold" officeooo:rsid="0010f3ce" style:font-weight-asian="bold" style:font-weight-complex="bold"/>
    </style:style>
    <style:style style:name="T18" style:family="text">
      <style:text-properties fo:font-weight="bold" officeooo:rsid="0022901d" style:font-weight-asian="bold" style:font-weight-complex="bold"/>
    </style:style>
    <style:style style:name="T19" style:family="text">
      <style:text-properties fo:font-weight="bold" officeooo:rsid="0024d138" style:font-weight-asian="bold" style:font-weight-complex="bold"/>
    </style:style>
    <style:style style:name="T20" style:family="text">
      <style:text-properties fo:font-size="10pt" fo:font-weight="bold" officeooo:rsid="0022901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51f26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56079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6e26d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28117d" style:font-size-asian="10pt" style:font-weight-asian="bold" style:font-size-complex="10pt" style:font-weight-complex="bold"/>
    </style:style>
    <style:style style:name="T25" style:family="text">
      <style:text-properties officeooo:rsid="002bd3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7">TinySA Serial Port </text:span><text:span text:style-name="T18">Interface </text:span><text:span text:style-name="T17">Command</text:span><text:span text:style-name="T19">s</text:span><text:span text:style-name="T17"> </text:span><text:span text:style-name="T19">Overview</text:span></text:p>
      <text:p text:style-name="P24"><text:span text:style-name="T7">Document Revision</text:span><text:span text:style-name="T6"> </text:span><text:span text:style-name="T7">20230109</text:span><text:span text:style-name="T6"> (</text:span><text:span text:style-name="T8">Firmware</text:span><text:span text:style-name="T7"> Version Datestamp</text:span><text:span text:style-name="T5">: 202212271050</text:span><text:span text:style-name="T6">)</text:span></text:p>
      <text:p text:style-name="P26"><text:span text:style-name="T20">Note: </text:span><text:span text:style-name="T21">This unofficial listing is only </text:span><text:span text:style-name="T24">a guideline that</text:span><text:span text:style-name="T21"> provide</text:span><text:span text:style-name="T24">s </text:span><text:span text:style-name="T21">a </text:span><text:span text:style-name="T24">majority </text:span><text:span text:style-name="T23">summary</text:span><text:span text:style-name="T21"> of the command set </text:span><text:span text:style-name="T22">and is a work-in-progress</text:span><text:span text:style-name="T21">. There are additional commands supported by the firmware that are not described here. </text:span></text:p>
      <table:table table:name="Table1" table:style-name="Table1">
        <table:table-column table:style-name="Table1.A"/>
        <table:table-column table:style-name="Table1.B"/>
        <table:table-row table:style-name="TableLine94666471945424">
          <table:table-cell table:style-name="Table1.A1" office:value-type="string">
            <text:p text:style-name="P19"><text:span text:style-name="T11">actual_freq</text:span> </text:p>
          </table:table-cell>
          <table:table-cell table:style-name="Table1.B1" office:value-type="string">
            <text:p text:style-name="P20"><text:span text:style-name="T12">sets or dump the frequency correction set by CORRECT FREQUENCY menu</text:span> </text:p>
            <text:p text:style-name="P20"><text:span text:style-name="T12"><text:s text:c="5"/>usage: actual_freq [{frequency}]</text:span> </text:p>
          </table:table-cell>
        </table:table-row>
        <table:table-row table:style-name="TableLine94666471978928">
          <table:table-cell table:style-name="Table1.A2" office:value-type="string">
            <text:p text:style-name="P1">attenuate</text:p>
          </table:table-cell>
          <table:table-cell table:style-name="Table1.B2" office:value-type="string">
            <text:p text:style-name="P9">sets the internal attenuation to automatic or a specific value</text:p>
            <text:p text:style-name="P9"><text:s text:c="4"/>usage: attenuate [auto|0-31]</text:p>
          </table:table-cell>
        </table:table-row>
        <table:table-row table:style-name="TableLine94666472186368"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9">send by tinySA when in auto refresh mode</text:p>
            <text:p text:style-name="P9"><text:s text:c="4"/>format: "bulk\r\n{X}{Y}{Width}{Height}{Pixeldata}\r\n"</text:p>
            <text:p text:style-name="P9"><text:s text:c="3"/>where all numbers are binary coded 2 bytes little endian.</text:p>
            <text:p text:style-name="P9"><text:s text:c="3"/>The Pixeldata <text:span text:style-name="T1">i</text:span>s encoded as 2 bytes per pixel</text:p>
          </table:table-cell>
        </table:table-row>
        <table:table-row table:style-name="TableLine94666472186912"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9">sets or cancels one of the measurement modes</text:p>
            <text:p text:style-name="P9"><text:s text:c="5"/>usage: calc off|minh|maxh|maxd|aver4|aver16|quasip</text:p>
            <text:p text:style-name="P9">the commands are the same as those listed in the MEASURE menu</text:p>
          </table:table-cell>
        </table:table-row>
        <table:table-row table:style-name="TableLine94666472187568"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10">disables or sets the caloutput to a specified frequency in MHz</text:p>
            <text:p text:style-name="P10"><text:span text:style-name="T2"><text:s text:c="5"/>u</text:span>sage: caloutput off|30|15|10|4|3|2|1</text:p>
          </table:table-cell>
        </table:table-row>
        <table:table-row table:style-name="TableLine94666472188304"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11">requests a screen dump to be send in binary format of 320x240 pixels of each 2 bytes</text:p>
          </table:table-cell>
        </table:table-row>
        <table:table-row table:style-name="TableLine94666472189072"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11">resets the configuration data to factory defaults usage: clearconfig 1234</text:p>
          </table:table-cell>
        </table:table-row>
        <table:table-row table:style-name="TableLine94666472189888"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11">sets or dumps the colors used </text:p>
            <text:p text:style-name="P11"><text:s text:c="5"/>usage: color [{id} {rgb24}]</text:p>
          </table:table-cell>
        </table:table-row>
        <table:table-row table:style-name="TableLine94666472190704"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11">sets or dumps the frequency level correction table </text:p>
            <text:p text:style-name="P11"><text:s text:c="5"/>usage: correction [0..9 {frequency} {level}]</text:p>
          </table:table-cell>
        </table:table-row>
        <table:table-row table:style-name="TableLine94666472191712"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11">sets or dumps the dac value</text:p>
            <text:p text:style-name="P11">usage: dac [0..4095]</text:p>
          </table:table-cell>
        </table:table-row>
        <table:table-row table:style-name="TableLine94666472192528"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11">dumps the trace data</text:p>
            <text:p text:style-name="P11"><text:s text:c="7"/>usage: data 0..2</text:p>
            <text:p text:style-name="P11"><text:s text:c="7"/>0=temp value, 1=stored trace, 2=measurement</text:p>
          </table:table-cell>
        </table:table-row>
        <table:table-row table:style-name="TableLine94666472193344"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11">sets of dumps a user settable number that can be use to identify a specific tinySA</text:p>
            <text:p text:style-name="P11"><text:s text:c="8"/>usage: deviceid [{number}]</text:p>
          </table:table-cell>
        </table:table-row>
        <table:table-row table:style-name="TableLine94666472194192"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2"><text:span text:style-name="T3">s</text:span>ets the external attenuation/amplification</text:p>
            <text:p text:style-name="P18"><text:s text:c="6"/>usage: ext_gain -100..100</text:p>
            <text:p text:style-name="P12"><text:tab/>Works in both input and output mode</text:p>
          </table:table-cell>
        </table:table-row>
        <table:table-row table:style-name="TableLine94666472195040"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11">send by tinySA when in auto refresh mode</text:p>
            <text:p text:style-name="P11"><text:tab/>format: "fill\r\n{X}{Y}{Width}{Height}{Color}\r\n"</text:p>
            <text:p text:style-name="P11"><text:tab/>where all numbers are binary coded 2 bytes little endian.</text:p>
          </table:table-cell>
        </table:table-row>
        <table:table-row table:style-name="TableLine94666472195888"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11">pauses the sweep and sets the measurement frequency</text:p>
            <text:p text:style-name="P18"><text:s text:c="6"/>usage: freq {frequency}</text:p>
          </table:table-cell>
        </table:table-row>
        <table:table-row table:style-name="TableLine94666472196736"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11">dumps the frequencies used by the last sweep </text:p>
            <text:p text:style-name="P18"><text:s text:c="7"/>usage: frequencies</text:p>
            <text:p text:style-name="P18"/>
          </table:table-cell>
        </table:table-row>
        <text:soft-page-break/>
        <table:table-row table:style-name="TableLine94666472197584"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11">sets the IF to automatic or a specific value</text:p>
            <text:p text:style-name="P18"><text:s text:c="6"/>usage: if ( 0 | 433M..435M )</text:p>
            <text:p text:style-name="P11"><text:tab/>where 0 means automatic</text:p>
          </table:table-cell>
        </table:table-row>
        <table:table-row table:style-name="TableLine94666472198432"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11">displays various SW and HW information</text:p>
          </table:table-cell>
        </table:table-row>
        <table:table-row table:style-name="TableLine94666472199280"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11">dumps a list of the available commands</text:p>
          </table:table-cell>
        </table:table-row>
        <table:table-row table:style-name="TableLine94666472200128"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2"><text:tab/>sets the output level</text:p>
            <text:p text:style-name="P12"><text:tab/>usage: level -76..13</text:p>
            <text:p text:style-name="P12"><text:tab/>Not all values in the range are available</text:p>
          </table:table-cell>
        </table:table-row>
        <table:table-row table:style-name="TableLine94666472200976"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2">sets the output level delta for low output mode level sweep</text:p>
            <text:p text:style-name="P18"><text:s text:c="6"/>usage: levelchange -70..+70</text:p>
          </table:table-cell>
        </table:table-row>
        <table:table-row table:style-name="TableLine94666472201824"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2">sets or dumps the level calibration data</text:p>
            <text:p text:style-name="P18"><text:s text:c="6"/>usage: leveloffset low|high|switch [output] {error}</text:p>
            <text:p text:style-name="P18"><text:s text:c="6"/>For the output corrections first ensure correct output levels at maximum output level. For the low output set the output to -50dBm and measure and correct the level with "leveloffset switch error" where</text:p>
            <text:p text:style-name="P21">For all output leveloffset commands measure the level with the leveloffset to zero and calculate. </text:p>
            <text:p text:style-name="P21">error = measured level - specified level</text:p>
          </table:table-cell>
        </table:table-row>
        <table:table-row table:style-name="TableLine94666472202672"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2">loads a previously stored preset</text:p>
            <text:p text:style-name="P18"><text:s text:c="6"/>usage: load 0..4</text:p>
            <text:p text:style-name="P12"><text:tab/>where 0 is the startup preset</text:p>
          </table:table-cell>
        </table:table-row>
        <table:table-row table:style-name="TableLine94666472203520"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2">sets or dumps marker info</text:p>
            <text:p text:style-name="P18"><text:s text:c="6"/>usage: marker {id} on|off|peak|{freq}|{index}</text:p>
            <text:p text:style-name="P12"><text:tab/>where id=1..4 index=0..num_points-1</text:p>
            <text:p text:style-name="P12"><text:tab/>M<text:span text:style-name="T14">a</text:span>rker levels will use the selected unit</text:p>
            <text:p text:style-name="P12"><text:tab/>Marker peak will activate the marker (if not done already), position the marker on the strongest <text:tab/>signal and display the marker info</text:p>
            <text:p text:style-name="P12"><text:tab/>The frequency must be within the selected sweep range</text:p>
          </table:table-cell>
        </table:table-row>
        <table:table-row table:style-name="TableLine94666472204368"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2">sets the mode of the tinySA</text:p>
            <text:p text:style-name="P18"><text:s text:c="6"/>usage: mode low|high input|output</text:p>
          </table:table-cell>
        </table:table-row>
        <table:table-row table:style-name="TableLine94666472205216"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2">sets the modulation in output mode</text:p>
            <text:p text:style-name="P18"><text:s text:c="6"/>usage: modulation off|AM_1kHz|AM_10Hz|NFM|WFM|extern </text:p>
          </table:table-cell>
        </table:table-row>
        <table:table-row table:style-name="TableLine94666472206064"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3">sets the output on or off</text:p>
            <text:p text:style-name="P18"><text:s text:c="6"/>usage: output on|off</text:p>
          </table:table-cell>
        </table:table-row>
        <table:table-row table:style-name="TableLine94666472206912"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3">pauses the sweeping in either input or output mode</text:p>
            <text:p text:style-name="P18"><text:s text:c="6"/>usage: pause</text:p>
          </table:table-cell>
        </table:table-row>
        <table:table-row table:style-name="TableLine94666472207760"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3">sets the rbw to either automatic or a specific value</text:p>
            <text:p text:style-name="P18"><text:s text:c="6"/>usage: rbw auto|3..600</text:p>
            <text:p text:style-name="P13"><text:tab/>the number specifies the target rbw in kHz</text:p>
          </table:table-cell>
        </table:table-row>
        <table:table-row table:style-name="TableLine94666472208608"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3">same as load</text:p>
          </table:table-cell>
        </table:table-row>
        <table:table-row table:style-name="TableLine94666472209456"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3">enables/disables the auto refresh mode</text:p>
            <text:p text:style-name="P18"><text:s text:c="6"/><text:span text:style-name="T10">u</text:span>sage refresh on|off</text:p>
            <text:p text:style-name="P18"/>
          </table:table-cell>
        </table:table-row>
        <table:table-row table:style-name="TableLine94666472210304"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3">signals a removal of the touch</text:p>
            <text:p text:style-name="P18"><text:s text:c="6"/>usage: release</text:p>
          </table:table-cell>
        </table:table-row>
        <text:soft-page-break/>
        <table:table-row table:style-name="TableLine94666472211152"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3">resets the tinySA</text:p>
            <text:p text:style-name="P18"><text:s text:c="6"/>usage: reset</text:p>
          </table:table-cell>
        </table:table-row>
        <table:table-row table:style-name="TableLine94666472191440"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3">resumes the sweeping in either input or output mode</text:p>
            <text:p text:style-name="P18"><text:s text:c="6"/>usage: resume</text:p>
          </table:table-cell>
        </table:table-row>
        <table:table-row table:style-name="TableLine94666472212576"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4">saves the current setting to a preset</text:p>
            <text:p text:style-name="P18"><text:s text:c="6"/>usage: save 0..4</text:p>
            <text:p text:style-name="P14"><text:tab/>where 0 is the startup preset</text:p>
          </table:table-cell>
        </table:table-row>
        <table:table-row table:style-name="TableLine94666472213424"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4">saves the device configuration data</text:p>
            <text:p text:style-name="P18"><text:s text:c="6"/>usage: saveconfig</text:p>
          </table:table-cell>
        </table:table-row>
        <table:table-row table:style-name="TableLine94666472214272"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4">performs a scan and optionally outputs the measured data</text:p>
            <text:p text:style-name="P18"><text:s text:c="6"/>usage: scan {start(Hz)} {stop(Hz)} [points] [outmask]</text:p>
            <text:p text:style-name="P14"><text:tab/>where the outmask is a binary OR of 1=frequencies, 2=measured data, 4=stored data and points</text:p>
          </table:table-cell>
        </table:table-row>
        <table:table-row table:style-name="TableLine94666472215120"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4">performs a scan of unlimited amount of points and send the data in binary form <text:tab/></text:p>
            <text:p text:style-name="P18"><text:s text:c="7"/>usage: scanraw {start(Hz)} {stop(Hz)} [points]</text:p>
            <text:p text:style-name="P14"><text:tab/>The measured data is the level in dBm and is send as '{' ('x' MSB <text:s/>LSB)*points '}'. To get the dBm level from the 16 bit data, divide by 32 and subtract 128.</text:p>
          </table:table-cell>
        </table:table-row>
        <table:table-row table:style-name="TableLine94666472215968"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5">performs one or all selftests</text:p>
            <text:p text:style-name="P18"><text:s text:c="6"/>usage: selftest 0 0..9</text:p>
          </table:table-cell>
        </table:table-row>
        <table:table-row table:style-name="TableLine94666472216816"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5">enables or disables spur reduction</text:p>
            <text:p text:style-name="P18"><text:s text:c="6"/>usage: spur on|off</text:p>
          </table:table-cell>
        </table:table-row>
        <table:table-row table:style-name="TableLine94666472217664">
          <table:table-cell table:style-name="Table1.A2" office:value-type="string">
            <text:p text:style-name="P7">status</text:p>
          </table:table-cell>
          <table:table-cell table:style-name="Table1.B2" office:value-type="string">
            <text:p text:style-name="P16"><text:s text:c="6"/><text:span text:style-name="T15">Usage: reports paused or resumed</text:span></text:p>
          </table:table-cell>
        </table:table-row>
        <table:table-row table:style-name="TableLine94666472218512"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6">set sweep boundaries or execute a sweep</text:p>
            <text:p text:style-name="P18"><text:s text:c="6"/>usage: sweep [ ( start|stop|center|span|cw {frequency} ) | ( {start(Hz)} {stop(Hz)} [0..290] ) ]</text:p>
            <text:p text:style-name="P16"><text:span text:style-name="T4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 table:style-name="TableLine94666472219360"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6">sets the sweeptime</text:p>
            <text:p text:style-name="P18"><text:s text:c="6"/>usage: sweep {time(Seconds)}the time specified may end in a letter where m=mili and u=micro </text:p>
          </table:table-cell>
        </table:table-row>
        <table:table-row table:style-name="TableLine94666472220208">
          <table:table-cell table:style-name="Table1.A2" office:value-type="string">
            <text:p text:style-name="P6">sweep_voltage</text:p>
          </table:table-cell>
          <table:table-cell table:style-name="Table1.B2" office:value-type="string">
            <text:p text:style-name="P16"><text:s text:c="7"/><text:span text:style-name="T15">usage: </text:span><text:span text:style-name="T13">sweep_voltage {value(0-3.3)}</text:span> </text:p>
          </table:table-cell>
        </table:table-row>
        <table:table-row table:style-name="TableLine94666472221056"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6">lists information of the threads in the tinySA</text:p>
          </table:table-cell>
        </table:table-row>
        <table:table-row table:style-name="TableLine94666472221904"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6">sends the coordinates of a touch</text:p>
            <text:p text:style-name="P16">usage: touch {X coordinate} {Y coordinate}</text:p>
            <text:p text:style-name="P16">The upper left corner of the screen is "0 0"</text:p>
          </table:table-cell>
        </table:table-row>
        <table:table-row table:style-name="TableLine94666472222752"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6">starts the touch calibration</text:p>
          </table:table-cell>
        </table:table-row>
        <table:table-row table:style-name="TableLine94666472223600"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6">starts the touch test</text:p>
          </table:table-cell>
        </table:table-row>
        <table:table-row table:style-name="TableLine94666472224448"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6">displays all or one trace information or sets trace related information</text:p>
            <text:p text:style-name="P18"><text:s text:c="6"/>usage: trace [ {0..2} | dBm|dBmV|dBuV|V|W |store|clear|subtract | (scale|reflevel) auto|{level}</text:p>
            <text:p text:style-name="P18"/>
            <text:p text:style-name="P18"/>
          </table:table-cell>
        </table:table-row>
        <text:soft-page-break/>
        <table:table-row table:style-name="TableLine94666472225296"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6">sets the trigger type or level</text:p>
            <text:p text:style-name="P18"><text:s text:c="6"/>usage: trigger auto|normal|single|{level(dBm)}</text:p>
            <text:p text:style-name="P16"><text:tab/>the trigger level is always set in dBm</text:p>
          </table:table-cell>
        </table:table-row>
        <table:table-row table:style-name="TableLine94666472226144">
          <table:table-cell table:style-name="Table1.A2" office:value-type="string">
            <text:p text:style-name="P8">usart_cfg</text:p>
          </table:table-cell>
          <table:table-cell table:style-name="Table1.B2" office:value-type="string">
            <text:p text:style-name="P23">Reports port baud rate (default 115,200)</text:p>
          </table:table-cell>
        </table:table-row>
        <table:table-row table:style-name="TableLine94666472226992"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6">displays the battery voltage</text:p>
          </table:table-cell>
        </table:table-row>
        <table:table-row table:style-name="TableLine94666472227840"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6">displays or sets the battery offset value</text:p>
            <text:p text:style-name="P18"><text:s text:c="6"/>usage: vbat_offset [{0..4095}]</text:p>
          </table:table-cell>
        </table:table-row>
        <table:table-row table:style-name="TableLine94666472228688"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6"><text:tab/><text:span text:style-name="T25">retrieves</text:span> the version <text:span text:style-name="T25">info. eg. “tinySA_v1.4-7-gbd4f5a2”</text:span></text:p>
          </table:table-cell>
        </table:table-row>
        <table:table-row table:style-name="TableLine94666472229536">
          <table:table-cell table:style-name="Table1.A2" office:value-type="string">
            <text:p text:style-name="P7">zero</text:p>
          </table:table-cell>
          <table:table-cell table:style-name="Table1.B2" office:value-type="string">
            <text:p text:style-name="P22"><text:s/><text:span text:style-name="T16">Reports zero reference level</text:span></text:p>
            <text:p text:style-name="P22"><text:span text:style-name="T13"><text:s text:c="7"/>usage: zero {level}</text:span> </text:p>
          </table:table-cell>
        </table:table-row>
        <table:table-row table:style-name="TableLine9466647223038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7"/>
          </table:table-cell>
        </table:table-row>
        <table:table-row table:style-name="TableLine9466647223123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208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292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377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462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54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6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716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380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08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16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251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336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420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505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590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675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760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844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4929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5014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5099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66647225184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16:44.439000000</meta:creation-date>
    <dc:date>2023-01-09T20:21:03.218718425</dc:date>
    <meta:editing-duration>P1DT16H32M27S</meta:editing-duration>
    <meta:editing-cycles>31</meta:editing-cycles>
    <meta:generator>LibreOffice/7.0.4.2$Linux_X86_64 LibreOffice_project/00$Build-2</meta:generator>
    <meta:document-statistic meta:table-count="1" meta:image-count="0" meta:object-count="0" meta:page-count="4" meta:paragraph-count="178" meta:word-count="933" meta:character-count="6244" meta:non-whitespace-character-count="5197"/>
  </office:meta>
</office:document-meta>
</file>